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Utils.forName( String name , @ Nullable ClassLoader classLoad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lassUtils.getShortNam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UserClass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getAllInterfacesForClass( Class &lt; ? &gt; clazz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ConstructorIfAvailable( Class &lt; T &gt; clazz , Class &lt; ? &gt; ... param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Utils.findInterfaceMethodIfPossible( Method method , Class &lt; ? &gt; startClass , Class &lt; ? &gt; end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Utils.registerCommonClasses( Class &lt; ? &gt; ... common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Utils.getQualifiedMethodName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MostSpecificMethod( Method method , @ Nullable Class &lt; ? &gt; target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assUtils.getClassFileNam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isInnerClas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AllInterfaces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getShort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Utils.classNamesToString( @ Nullable Collection &lt; Class &lt; ? &gt; &gt; 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Utils.isAssignableValue( Class &lt; ? &gt; type ,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isPrimitiveArray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getMethodCountForName( Class &lt; ? &gt; clazz , String metho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assUtils.hasMethod( Class &lt; ? &gt; clazz ,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Utils.getAllInterfacesAsSet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addResourcePathToPackagePath( Class &lt; ? &gt; clazz , String resour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Utils.getMethod( Class &lt; ? &gt; clazz , String methodName , @ Nullable Class &lt; ? &gt; ... paramTyp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lassUtils.isOverridable( Method method , @ Nullable Class &lt; ? &gt; targe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Utils.isAssignable( Class &lt; ? &gt; lhsType , Class &lt; ? &gt; rhs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Utils.isPrimitiveWrapperArray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isCglibProxyClass( @ Nullable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matchesTypeName( Class &lt; ? &gt; clazz , @ Nullable String 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hasAtLeastOneMethodWithName( Class &lt; ? &gt; clazz , String method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Utils.isCglibProxy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resolvePrimitiveIfNecessary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findMethodCandidatesByName( Class &lt; ? &gt; clazz , String metho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Utils.getPackageNam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convertClassNameToResourcePath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getQualifiedMethodName( Method method , @ Nullable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resolveClassName( String className , @ Nullable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Utils.getQualifiedNam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isPrimitiveWrapp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hasMethod( Class &lt; ? &gt; clazz , String methodName , Class &lt; ? &gt; ... param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isStaticClas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classPackageAsResourcePath( @ Nullable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Utils.getInterfaceMethodIfPossible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isVisible( Class &lt; ? &gt; clazz , @ Nullable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Utils.convertResourcePathToClassName( String resour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overrideThreadContextClassLoader( @ Nullable ClassLoader classLoaderTo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Utils.getDefaultClassLoa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assUtils.getAllInterfacesForClassAsSet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isUserLevelMethod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getMethodOrNull( Class &lt; ? &gt; clazz , String methodName , Class &lt; ? &gt; [ ] param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Utils.toClassArray( @ Nullable Collection &lt; Class &lt; ? &gt; &gt;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MethodIfAvailable( Class &lt; ? &gt; clazz , String methodName , @ Nullable Class &lt; ? &gt; ... param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Utils.getDescriptiveType( @ Nullable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Utils.isJavaLanguageInterface( Class &lt; ? &gt; i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hasConstructor( Class &lt; ? &gt; clazz , Class &lt; ? &gt; ... param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AllInterfacesForClassAsSet( Class &lt; ? &gt; clazz , @ Nullable ClassLoader classLoad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lassUtils.getInterfaceMethodIfPossible( Method method , @ Nullable Class &lt; ? &gt; targe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Utils.isCacheSafe( Class &lt; ? &gt; clazz , @ Nullable ClassLoader classLoad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lassUtils.getPackageName( String fq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Utils.isLambdaClass(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getUserClass( Class &lt; ? &gt;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Utils.getStaticMethod( Class &lt; ? &gt; clazz , String methodName , Class &lt; ? &gt; ...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Utils.isCglibProxyClassName( @ Nullable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ShortNameAsProperty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resolvePrimitiveClassName( @ Nullable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Utils.classNamesToString( Class &lt; ? &gt; ...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isLoadable( Class &lt; ? &gt; clazz ,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Utils.isPresent( String className , @ Nullable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Utils.isGroovyObject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createCompositeInterface( Class &lt; ? &gt; [ ] interfaces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getAllInterfacesForClas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isPrimitiveOrWrapper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Utils.determineCommonAncestor( @ Nullable Class &lt; ? &gt; clazz1 , @ Nullable Class &lt; ? &gt; clazz2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